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1fe1cc" officeooo:paragraph-rsid="001fe1cc" style:font-size-asian="14pt" style:font-weight-asian="bold" style:font-size-complex="14pt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Times New Roman" fo:font-size="14pt" fo:font-weight="bold" officeooo:rsid="001fe1cc" officeooo:paragraph-rsid="001fe1cc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paragraph-properties fo:text-align="justify" style:justify-single-word="false"/>
      <style:text-properties style:font-name="Times New Roman" fo:font-size="14pt" fo:font-weight="bold" officeooo:rsid="001fe1cc" officeooo:paragraph-rsid="001fe1cc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1fe1cc" officeooo:paragraph-rsid="001fe1cc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fe1cc" style:font-size-asian="14pt" style:font-weight-asian="bold" style:font-size-complex="14pt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47491044173380703" text:style-name="L1">
        <text:list-item>
          <text:p text:style-name="P1">Étude préliminaire</text:p>
        </text:list-item>
      </text:list>
      <text:list xml:id="list6423211165927709456" text:style-name="L2">
        <text:list-item>
          <text:p text:style-name="P4"><text:span text:style-name="T2">P</text:span><text:span text:style-name="T1">rojet à réaliser</text:span></text:p>
        </text:list-item>
        <text:list-item>
          <text:p text:style-name="P2">Recueil des besoins fonctionnels</text:p>
        </text:list-item>
        <text:list-item>
          <text:p text:style-name="P2">Choix techniques</text:p>
        </text:list-item>
        <text:list-item>
          <text:p text:style-name="P2">Identification des acteurs</text:p>
        </text:list-item>
        <text:list-item>
          <text:p text:style-name="P2">Identification des messages</text:p>
        </text:list-item>
        <text:list-item>
          <text:p text:style-name="P2">Modélisation du contexte</text:p>
        </text:list-item>
      </text:list>
      <text:list xml:id="list84637762437617" text:continue-list="list7747491044173380703" text:style-name="L1">
        <text:list-item>
          <text:p text:style-name="P1">Capture des besoins fonctionnels</text:p>
        </text:list-item>
      </text:list>
      <text:list xml:id="list3524920561458678837" text:style-name="L3">
        <text:list-item>
          <text:p text:style-name="P3">Déterminer les cas d’utilisation</text:p>
        </text:list-item>
        <text:list-item>
          <text:p text:style-name="P3"/>
        </text:list-item>
      </text:list>
      <text:list xml:id="list84638937849308" text:continue-list="list84637762437617" text:style-name="L1">
        <text:list-item>
          <text:p text:style-name="P1">Analyse</text:p>
        </text:list-item>
        <text:list-item>
          <text:p text:style-name="P1">Conception</text:p>
        </text:list-item>
        <text:list-item>
          <text:p text:style-name="P1">Codage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1:52:30.378984844</meta:creation-date>
    <meta:editing-duration>PT38S</meta:editing-duration>
    <meta:editing-cycles>2</meta:editing-cycles>
    <meta:generator>LibreOffice/5.1.6.2$Linux_X86_64 LibreOffice_project/10m0$Build-2</meta:generator>
    <dc:date>2020-04-05T11:53:04.988667242</dc:date>
    <meta:document-statistic meta:table-count="0" meta:image-count="0" meta:object-count="0" meta:page-count="1" meta:paragraph-count="13" meta:word-count="44" meta:character-count="277" meta:non-whitespace-character-count="258"/>
  </office:meta>
</office:document-meta>
</file>